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text-properties fo:color="#0066B3"/>
    </style:style>
    <style:style style:name="P4" style:parent-style-name="Standard" style:family="paragraph">
      <style:text-properties fo:color="#0066B3"/>
    </style:style>
    <style:style style:name="P5" style:parent-style-name="Standard" style:family="paragraph">
      <style:text-properties fo:color="#0066B3"/>
    </style:style>
    <style:style style:name="P6" style:parent-style-name="Standard" style:family="paragraph">
      <style:text-properties fo:color="#0066B3"/>
    </style:style>
    <style:style style:name="P7" style:parent-style-name="Standard" style:family="paragraph">
      <style:text-properties fo:color="#0066B3"/>
    </style:style>
    <style:style style:name="P8" style:parent-style-name="Standard" style:family="paragraph">
      <style:text-properties fo:color="#0066B3"/>
    </style:style>
    <style:style style:name="P9" style:parent-style-name="Standard" style:family="paragraph">
      <style:text-properties fo:color="#0066B3"/>
    </style:style>
    <style:style style:name="P10" style:parent-style-name="Standard" style:family="paragraph">
      <style:text-properties fo:color="#0066B3"/>
    </style:style>
    <style:style style:name="P11" style:parent-style-name="Standard" style:family="paragraph">
      <style:text-properties fo:color="#0066B3"/>
    </style:style>
  </office:automatic-styles>
  <office:body>
    <office:text text:use-soft-page-breaks="true">
      <text:p text:style-name="P1">Aplikacja „Busiarz” - Wymagania TERM</text:p>
      <text:p text:style-name="P2"/>
      <text:p text:style-name="Standard"><text:tab/>Wymagania typu TERM to tzw. słownik pojęć, który defniuje terminologię używaną w każdym dokumencie projektu. Jest ona tworzona w celu ułatwienia zrozumienia dokumentu przez osoby trzecie.</text:p>
      <text:p text:style-name="Standard"/>
      <text:p text:style-name="Standard">TERM1:<text:s/>Dokument – zebrane dane oraz informacje w konkretnym miejscu</text:p>
      <text:p text:style-name="Standard">TERM2: Klient – osoba korzystająca z usług oferowanych przez firmę za pomocą aplikacji</text:p>
      <text:p text:style-name="Standard">TERM3: Aplikacja – oprogramowanie zamówione przez firmę</text:p>
      <text:p text:style-name="P3">TERM4: Archiwizacja – przechowywanie informacji w bazie danych</text:p>
      <text:p text:style-name="P4">TERM5: Baza danych – przestrzeń, w której składowane są dokumenty oraz dane</text:p>
      <text:p text:style-name="Standard">TERM6: Prawa dostępu – informacje o tym, czy dany użytkownik ma możliwość przeglądania<text:s/><text:tab/>wybranych informacji</text:p>
      <text:p text:style-name="Standard">TERM7: Koszt biletu – cena wybranej usługi przewozowej oferowanej przez firmę</text:p>
      <text:p text:style-name="P5">TERM8: Architektura systemu – struktura organizacyjna systemu zawierająca wytyczne dotyczące<text:s/><text:tab/>budowy oraz wdrażania aplikacji</text:p>
      <text:p text:style-name="P6">TERM9: Case – zadanie zdefiniowane w projekcie służące rozwojowi systemu</text:p>
      <text:p text:style-name="Standard">TERM10: Koszt projektu – cena wymagana<text:s/>do wyprodukowania i utrzymania projektu</text:p>
      <text:p text:style-name="P7">TERM11: Bug – problem, który może spowodować awarię aplikacji lub otrzymanie niepoprawnych<text:s/><text:tab/>wyników</text:p>
      <text:p text:style-name="P8">TERM12: Implementacja – dodawanie nowych właściwości lub funkcjonalności do tworzonego<text:s/><text:tab/>systemu</text:p>
      <text:p text:style-name="P9">TERM13: Data implementacji – czas dostarczenia produktu w wersji roboczej</text:p>
      <text:p text:style-name="P10">TERM14: Zespół deweloperski – grupa osób przypisanych do pracy nad projektem w pełnym<text:s/><text:tab/>wymiarze godzin</text:p>
      <text:p text:style-name="Standard">TERM15: Projekt – zbiór zadań wraz z podaną ramą czasową ich wykonania</text:p>
      <text:p text:style-name="Standard">TERM16: Platforma docelowa –<text:s/>środowisko, do którego oprogramowanie jest zaimplementowane</text:p>
      <text:p text:style-name="Standard">TERM17: Zestaw narzędzi – oprogramowanie komputerowe używane do wykonywania zadań<text:s/><text:tab/>związanych z budową oraz utrzymaniem kodu źródłowego aplikacji</text:p>
      <text:p text:style-name="Standard">TERM18: Rozmiar bazy danych – rozmiar bazy<text:s/>danych utrzymywanej przez aplikacje podawany w<text:s/><text:tab/>megabajtach</text:p>
      <text:p text:style-name="Standard">TERM19: Dokumentacja – lista dokumentów zawierających kompletne informacje o aplikacji</text:p>
      <text:p text:style-name="Standard">TERM20: Samochód – środek transportu przy użyciu którego przewożeni są klienci</text:p>
      <text:p text:style-name="P11">TERM21: Backlog – zbiór historii oraz zadań, nad którymi zespół developerski będzie pracował w<text:s/><text:tab/>przyszłości</text:p>
      <text:p text:style-name="Standard">TERM22: Odpowiedzialności – funkcje aplikacji (obowiązki danej klasy)</text:p>
      <text:p text:style-name="Standard">TERM23: Współracownicy –<text:s/>klasy, które pomagają danej klasie w wypełnianiu jej obowiązków</text:p>
      <text:p text:style-name="Standard">TERM24: Rejestracja - oznacza proces rejestracji w celu uzyskania dostępu lub korzystania z<text:s/><text:tab/>aplikacji, zapewniając następujące dane: e-mail, imię i nazwisko. ("Dane personalne").</text:p>
      <text:p text:style-name="Standard">TERM25: Użytkownik - oznacza osobę fizyczną, która uzyskuje dostęp lub korzysta z Aplikacji</text:p>
      <text:p text:style-name="Standard">TERM26: Reklamacja – zwrócenie się do wykonawcy usługi w sprawie ujawnionych wad w<text:s/><text:tab/>wykonaniu oferowanej usługi</text:p>
      <text:p text:style-name="Standard">TERM27: Bilet – dokument (umowa transportowa) potwierdzający uprawnienie do skorzystania z<text:s/><text:tab/>określonej usługi, za który nastąpiła zapłata przy jego nabyciu</text:p>
      <text:p text:style-name="Standard">TERM28: Pracownik – osoba fizyczna zatrudniona przez zleceniodawce aplikacji</text:p>
      <text:p text:style-name="Standard">TERM29: Przystanek – miejsce, w którym pojazd zatrzymuje się, aby zabrać pasażerów.</text:p>
      <text:p text:style-name="Standard">TERM30:<text:s/>Trasa<text:s/>– droga<text:s/>z ustalonego miejsca początkowego<text:s/>do wyznaczonego miejsca<text:s/>końcowego wiodąca przez określone przystanki.<text:s/></text:p>
      <text:p text:style-name="Standard">TERM31: Kierowca – typ pracownika; osoba prowadząca samochód</text:p>
      <text:p text:style-name="Standard">TERM32: Obsługa klienta – zbiór aktywności, w których uczestniczą zarówno klient jak i dostawca</text:p>
      <text:p text:style-name="Standard">TERM33: Usterka – wada pojazdu wymagająca naprawy</text:p>
      <text:soft-page-break/>
      <text:p text:style-name="Standard">TERM34: Praca naprawcza –<text:s/>obsługa umożliwiająca przywrócenie właściwości użytkowych <text:s/><text:tab/>pojazdowi</text:p>
      <text:p text:style-name="Standard">TERM35: Mechanik – typ pracownika; osoba fizyczna zajmująca się naprawą pojazdów</text:p>
      <text:p text:style-name="Standard">TERM36: Administrator – osoba fizyczna zajmująca się zarządzaniem aplikacją i odpowiadającą za<text:s/><text:tab/>jej sprawne działanie</text:p>
      <text:p text:style-name="Standard">TERM37: Flota pojazdów – zespół wszystkich pojazdów służący do przewozu klientów</text:p>
      <text:p text:style-name="Standard">TERM38: Pojazd – urządzenie służące do transportu osób (transport lądowy)</text:p>
      <text:p text:style-name="Standard">TERM39: Ogłoszenie – krótka forma wypowiedzi zawierająca informacje dotyczące usług</text:p>
      <text:p text:style-name="Standard">TERM40: Menu główne – lista opcji dostępnych dla użytkownika (interfejs)</text:p>
      <text:p text:style-name="Standard">TERM41: Formularz – wzór dokumentu widoczny w postaci okna z polami do wypełnienia</text:p>
      <text:p text:style-name="Standard">TERM42: Rozkład jazdy – spis planowanych godzin przyjazdów oraz odjazdów dla danego przystanku z uwzględnieniem da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in</dc:creator>
    <meta:creation-date>2019-03-19T20:23:00Z</meta:creation-date>
    <dc:date>2019-03-25T20:13:00Z</dc:date>
    <meta:template xlink:href="Normal.dotm" xlink:type="simple"/>
    <meta:editing-cycles>43</meta:editing-cycles>
    <meta:editing-duration>PT12360S</meta:editing-duration>
    <meta:document-statistic meta:page-count="2" meta:paragraph-count="8" meta:word-count="585" meta:character-count="4092" meta:row-count="29" meta:non-whitespace-character-count="3515"/>
  </office:meta>
</office:document-meta>
</file>